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58cm" draw:marker-end-width="0.358cm" draw:fill="solid" draw:fill-color="#000000" loext:fill-use-slide-background="false" draw:opacity="100%" draw:textarea-horizontal-align="justify" draw:textarea-vertical-align="middle" draw:auto-grow-height="false" fo:min-height="0.133cm" fo:min-width="0cm" fo:padding-top="0.177cm" fo:padding-bottom="0.177cm" fo:padding-left="0.302cm" fo:padding-right="0.302cm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093cm" fo:min-width="0.017cm"/>
    </style:style>
    <style:style style:name="gr3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3.41cm" fo:min-width="4.08cm" draw:shadow="hidden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0.33cm" svg:height="0.54cm" draw:transform="rotate (0.0280998009571087) translate (0.327454660625175cm 0.423224629307158cm)" svg:viewBox="0 0 331 541" svg:d="M153 87h-3l-2 1-3 1-2 1-3 1-2 1-2 1-3 2-2 1-2 1-2 2-3 1-2 2-2 2-2 1-2 2-2 2-1 2-2 2-2 2-1 2-2 2-1 3-2 2-1 2-1 2-2 3-1 2-1 2-1 3-1 2v3l-1 2-1 3v2l-1 3v2 3l-1 3v2l-7 217v3 5l1 4v5l1 5 2 4 1 4 1 3 1 2 1 2 1 2 1 2 2 2 1 2 1 2 2 2 1 2 2 2 2 1 1 2 2 2 2 1 2 2 2 1 2 2 2 1 2 1 2 2 2 1 2 1 3 1 2 1 2 1h3l2 1 2 1h3l2 1h3 2l3 1h2 3 2 3l3-1h2 3l2-1h3l2-1 3-1h2l3-1 2-1 3-1 2-1 2-2 3-1 2-1 2-2 2-1 2-2 3-1 2-2 2-2 1-2 2-1 2-2 2-2 2-2 1-2 2-3 1-2 2-2 1-2 1-3 1-2 2-2 1-3 1-2v-3l1-2 1-3 1-2v-3l1-2v-3-2-3l1-2 7-218v-2-5l-1-5-1-4-1-5-1-4-1-5-1-2-1-2-1-2-1-2-1-2-2-2-1-2-1-2-2-2-2-2-1-2-2-2-1-1-2-2-2-2-2-1-2-2-2-1-2-1-2-2-2-1-2-1-3-1-2-1-2-1-2-1-3-1h-2l-3-1h-2l-3-1h-2l-2-1h-3-3-2-3-2-3l-2 1h-3l-2 1h-3zM77 519l-4-3-5-3-4-3-4-3-4-3-4-4-4-3-4-4-3-4-4-4-3-4-3-4-3-4-3-5-3-4-3-5-2-4-2-5-2-4-2-5-3-9-3-10-2-9-2-10-1-10v-10-5l7-218 1-5v-5l1-5v-6l1-5 1-5 2-5 1-5 2-5 1-5 2-5 2-5 3-5 2-5 3-4 2-5 3-5 3-4 3-4 4-4 3-5 4-3 3-4 4-4 4-4 4-3 4-4 4-3 4-3 5-3 4-3 5-2 5-3 4-2 5-3 5-2 5-2 5-1 5-2 5-2 5-1 5-1 6-1 5-1h5l5-1h6 5 5 6l5 1h5l5 1 6 1 5 1 5 2 5 1 5 2 5 1 5 2 5 3 4 2 5 2 5 3 4 3 5 3 4 3 4 3 4 3 4 4 4 3 4 4-31 29 31-29 3 4 4 4 3 4 3 4 3 4 3 5 3 4 3 5 2 4 2 5 2 4 2 5 3 9 3 10 2 9 2 10v10l1 10v5l-42-1 42 1-7 217-1 6v5l-1 5-1 5v6l-2 5-1 5-1 5-2 5-2 5-2 5-2 5-2 5-2 4-3 5-3 5-2 4-3 5-4 4-3 4-3 4-4 4-3 4-4 4-4 3-4 4-4 3-4 4-5 3-4 3-4 3-5 2-5 3-4 2-5 2-5 3-5 1-5 2-5 2-5 1-5 2-6 1-5 1h-5l-5 1h-6l-5 1h-5-5l-6-1h-5l-5-1h-6l-5-1-5-1-5-2-5-1-5-2-5-2-5-2-5-2-4-2-5-2z">
              <text:p/>
            </draw:path>
          </draw:g>
          <draw:polygon draw:style-name="gr2" draw:text-style-name="P2" draw:layer="layout" svg:width="0.409cm" svg:height="0.271cm" svg:x="0.294cm" svg:y="0.692cm" svg:viewBox="0 0 410 272" draw:points="0,272 0,0 410,0 410,272">
            <text:p/>
          </draw:polygon>
          <draw:path draw:style-name="gr3" draw:text-style-name="P2" draw:layer="layout" svg:width="0.93cm" svg:height="0.749cm" svg:x="0.027cm" svg:y="0.137cm" svg:viewBox="0 0 931 750" svg:d="M150 71c0-8-2-16-7-24-4-7-10-13-17-17s-15-7-24-7c-8 0-16 3-23 7s-13 10-18 17c-4 8-6 16-6 24s2 16 6 23c5 8 11 14 18 18s15 6 23 6c9 0 17-2 24-6s13-10 17-18c5-7 7-15 7-23zM269 72c0-9-3-17-7-25-4-7-10-13-17-17s-15-7-24-7c-8 0-17 3-24 7s-13 10-17 17c-5 8-6 16-6 25 0 7 1 15 6 23 4 7 10 13 17 17s16 6 24 6c9 0 17-2 24-6s13-10 17-17c4-8 7-16 7-23zM387 72c0-9-2-17-7-24-4-8-10-14-17-18s-15-7-23-7-17 3-24 7c-8 4-14 10-18 18-4 7-6 15-6 24 0 7 2 16 6 23s10 13 18 17c7 5 16 6 24 6s16-1 23-6c7-4 13-10 17-17 5-7 7-16 7-23zM761 662h83v-504h-750v504h95v88h-142c-8 0-16-3-24-7-6-4-13-10-17-17s-6-16-6-24v-655c0-8 2-16 6-24 4-6 11-13 17-17 8-4 16-6 24-6h837c8 0 16 2 23 6 8 4 14 11 17 17 4 8 7 16 7 24v655c0 8-3 17-7 24-3 7-9 13-17 17-7 4-15 7-23 7h-123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nistra A" svg:font-family="'Unistra A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2-24T09:59:19.351946458</dc:date>
    <meta:editing-duration>PT38M58S</meta:editing-duration>
    <meta:editing-cycles>7</meta:editing-cycles>
    <meta:generator>LibreOffice/7.4.0.3$MacOSX_X86_64 LibreOffice_project/f85e47c08ddd19c015c0114a68350214f7066f5a</meta:generator>
    <meta:document-statistic meta:object-count="5"/>
  </office:meta>
</office:document-meta>
</file>